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417in" fo:margin-left="0.0458in" table:align="left"/>
    </style:style>
    <style:style style:name="Table1.A" style:family="table-column">
      <style:table-column-properties style:column-width="1.7972in"/>
    </style:style>
    <style:style style:name="Table1.B" style:family="table-column">
      <style:table-column-properties style:column-width="1.8313in"/>
    </style:style>
    <style:style style:name="Table1.C" style:family="table-column">
      <style:table-column-properties style:column-width="1.0069in"/>
    </style:style>
    <style:style style:name="Table1.D" style:family="table-column">
      <style:table-column-properties style:column-width="1.0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749e" officeooo:paragraph-rsid="0002749e"/>
    </style:style>
    <style:style style:name="T1" style:family="text">
      <style:text-properties officeooo:rsid="00030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information<text:span text:style-name="T1">s</text:span></text:p>
          </table:table-cell>
          <table:table-cell table:style-name="Table1.A1" office:value-type="string">
            <text:p text:style-name="P1">Crud</text:p>
          </table:table-cell>
          <table:table-cell table:style-name="Table1.D1" office:value-type="string">
            <text:p text:style-name="P1">analyse</text:p>
          </table:table-cell>
        </table:table-row>
        <table:table-row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1">login/password</text:p>
          </table:table-cell>
          <table:table-cell table:style-name="Table1.A2" office:value-type="string">
            <text:p text:style-name="P1">-ajouter,modifier et suppimer un compte</text:p>
            <text:p text:style-name="P1">--ajouter,modifier et suppimer calendrier et actualité de la <text:s/>salle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34:23.295356963</meta:creation-date>
    <dc:date>2018-10-28T20:40:23.705055866</dc:date>
    <meta:editing-duration>PT5M50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7" meta:word-count="20" meta:character-count="149" meta:non-whitespace-character-count="136"/>
  </office:meta>
</office:document-meta>
</file>